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1.61mm"/>
    </style:style>
    <style:style style:name="co2" style:family="table-column">
      <style:table-column-properties fo:break-before="auto" style:column-width="24.32mm"/>
    </style:style>
    <style:style style:name="co3" style:family="table-column">
      <style:table-column-properties fo:break-before="auto" style:column-width="22.67mm"/>
    </style:style>
    <style:style style:name="co4" style:family="table-column">
      <style:table-column-properties fo:break-before="auto" style:column-width="31.79mm"/>
    </style:style>
    <style:style style:name="co5" style:family="table-column">
      <style:table-column-properties fo:break-before="auto" style:column-width="23.76mm"/>
    </style:style>
    <style:style style:name="co6" style:family="table-column">
      <style:table-column-properties fo:break-before="auto" style:column-width="29.58mm"/>
    </style:style>
    <style:style style:name="co7" style:family="table-column">
      <style:table-column-properties fo:break-before="auto" style:column-width="23.21mm"/>
    </style:style>
    <style:style style:name="co8" style:family="table-column">
      <style:table-column-properties fo:break-before="auto" style:column-width="19.9mm"/>
    </style:style>
    <style:style style:name="co9" style:family="table-column">
      <style:table-column-properties fo:break-before="auto" style:column-width="143.76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normal" style:font-weight-asian="normal" style:font-weight-complex="normal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  <style:text-properties style:text-underline-style="none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0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5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2" table:default-cell-style-name="ce6"/>
        <table:table-column table:style-name="co8" table:default-cell-style-name="ce6"/>
        <table:table-column table:style-name="co9" table:default-cell-style-name="Default"/>
        <table:table-column table:style-name="co10" table:number-columns-repeated="1014" table:default-cell-style-name="Default"/>
        <table:table-row table:style-name="ro1">
          <table:table-cell table:style-name="ce1" office:value-type="string" calcext:value-type="string">
            <text:p>Y/n</text:p>
          </table:table-cell>
          <table:table-cell table:style-name="ce3" office:value-type="string" calcext:value-type="string">
            <text:p>Range</text:p>
          </table:table-cell>
          <table:table-cell table:style-name="ce7" office:value-type="string" calcext:value-type="string">
            <text:p>Control</text:p>
          </table:table-cell>
          <table:table-cell table:style-name="ce7" office:value-type="string" calcext:value-type="string">
            <text:p>Part</text:p>
          </table:table-cell>
          <table:table-cell table:style-name="ce7" office:value-type="string" calcext:value-type="string">
            <text:p>Kit</text:p>
          </table:table-cell>
          <table:table-cell table:style-name="ce7" office:value-type="string" calcext:value-type="string">
            <text:p>Engine</text:p>
          </table:table-cell>
          <table:table-cell table:style-name="ce7" office:value-type="string" calcext:value-type="string">
            <text:p>Insert</text:p>
          </table:table-cell>
          <table:table-cell table:style-name="ce7" office:value-type="string" calcext:value-type="string">
            <text:p>Parameter</text:p>
          </table:table-cell>
          <table:table-cell table:style-name="ce7" office:value-type="string" calcext:value-type="string">
            <text:p>Par 2</text:p>
          </table:table-cell>
          <table:table-cell table:style-name="ce7" office:value-type="string" calcext:value-type="string">
            <text:p>Function / Description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3"/>
          <table:table-cell table:style-name="ce7" table:number-columns-repeated="1022"/>
        </table:table-row>
        <table:table-row table:style-name="ro1">
          <table:table-cell table:style-name="ce2" office:value-type="string" calcext:value-type="string">
            <text:p>L means learnable, y means ‘direct to gui’ updates also done</text:p>
          </table:table-cell>
          <table:table-cell table:style-name="ce1" table:number-columns-repeated="4"/>
          <table:table-cell table:style-name="ce7" table:number-columns-repeated="1019"/>
        </table:table-row>
        <table:table-row table:style-name="ro1">
          <table:table-cell table:style-name="ce1"/>
          <table:table-cell table:style-name="ce3"/>
          <table:table-cell table:style-name="ce7" table:number-columns-repeated="7"/>
          <table:table-cell/>
          <table:table-cell table:style-name="ce7" table:number-columns-repeated="1014"/>
        </table:table-row>
        <table:table-row table:style-name="ro1">
          <table:table-cell table:style-name="ce2" office:value-type="string" calcext:value-type="string">
            <text:p>For all entries (excluding insert 9) Control number 254 with Parameter value 128 just sends an error message ID in Par 2.</text:p>
          </table:table-cell>
          <table:table-cell table:style-name="ce3"/>
          <table:table-cell table:style-name="ce7" table:number-columns-repeated="1022"/>
        </table:table-row>
        <table:table-row table:style-name="ro1">
          <table:table-cell table:style-name="ce2" office:value-type="string" calcext:value-type="string">
            <text:p>Other parameters may be filled in for more information.</text:p>
          </table:table-cell>
          <table:table-cell table:style-name="ce3"/>
          <table:table-cell table:style-name="ce7" table:number-columns-repeated="1022"/>
        </table:table-row>
        <table:table-row table:style-name="ro1">
          <table:table-cell table:style-name="ce1"/>
          <table:table-cell table:style-name="ce3"/>
          <table:table-cell table:style-name="ce7" table:number-columns-repeated="7"/>
          <table:table-cell table:style-name="ce7" office:value-type="string" calcext:value-type="string">
            <text:p>Config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3"/>
          <table:table-cell table:style-name="ce7" table:number-columns-repeated="1022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256 to 1638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Oscillator size – powers of 2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16 to 409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uffer size – powers of 2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PadSynth interpolation – linear, cubic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Virtual keyboard layout – QWERTY, Dvorak, QWERTZ, AZERTY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XML compression level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Reports destination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1 to 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aved Instrument Format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tart with default state (~/.config/yoshimi/yoshimi.state)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Hide non-fatal error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how splash screen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load time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XML header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Include disabled data in XML file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GUI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CLI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Auto Instance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Jack MIDI sourc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s preferred MIDI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JACK server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JACK as preferred audio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Autoconnect audio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Alsa MIDI sourc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LSA as preferred MIDI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ALSA audio devic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LSA as preferred audio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3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ALSA sample rate – 192000, 96000, 48000, 44100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bank root chang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119, other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ank root CC – other = off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, 32, other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ank CC – MSB, LSB, Off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program chang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part on program chang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extended program chang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119, other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xtended program change CC – other = off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Ignore reset all CC’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incoming CC’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how learn editor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NRPN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Save current config (dummy text)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7" office:value-type="string" calcext:value-type="string">
            <text:p>Instruments / Banks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7" table:number-columns-repeated="1015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office:value-type="string" calcext:value-type="string">
            <text:p>0 to 16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1" office:value-type="string" calcext:value-type="string">
            <text:p>0 to 127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/>
          <table:table-cell table:style-name="ce2" office:value-type="string" calcext:value-type="string">
            <text:p>Select instrument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/>
          <table:table-cell table:style-name="ce1" office:value-type="float" office:value="1" calcext:value-type="float">
            <text:p>1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table:style-name="ce1" office:value-type="float" office:value="128" calcext:value-type="float">
            <text:p>128</text:p>
          </table:table-cell>
          <table:table-cell table:style-name="ce1"/>
          <table:table-cell table:style-name="ce2" office:value-type="string" calcext:value-type="string">
            <text:p>Rename instrument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/>
          <table:table-cell table:style-name="ce1" office:value-type="float" office:value="2" calcext:value-type="float">
            <text:p>2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table:style-name="ce1" office:value-type="float" office:value="128" calcext:value-type="float">
            <text:p>128</text:p>
          </table:table-cell>
          <table:table-cell table:style-name="ce1"/>
          <table:table-cell table:style-name="ce2" office:value-type="string" calcext:value-type="string">
            <text:p>Save instrument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/>
          <table:table-cell table:style-name="ce1" office:value-type="float" office:value="3" calcext:value-type="float">
            <text:p>3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table:style-name="ce1" office:value-type="float" office:value="128" calcext:value-type="float">
            <text:p>128</text:p>
          </table:table-cell>
          <table:table-cell table:style-name="ce1"/>
          <table:table-cell table:style-name="ce2" office:value-type="string" calcext:value-type="string">
            <text:p>Delete instrument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office:value-type="string" calcext:value-type="string">
            <text:p>0 to 16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1" office:value-type="string" calcext:value-type="string">
            <text:p>0 to 127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/>
          <table:table-cell table:style-name="ce2" office:value-type="string" calcext:value-type="string">
            <text:p>Swap instruments (select first)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office:value-type="string" calcext:value-type="string">
            <text:p>0 to 16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1" office:value-type="string" calcext:value-type="string">
            <text:p>0 to 127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/>
          <table:table-cell table:style-name="ce2" office:value-type="string" calcext:value-type="string">
            <text:p>Swap instruments (select second and swap)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office:value-type="string" calcext:value-type="string">
            <text:p>0 to 127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table:style-name="ce1" office:value-type="float" office:value="128" calcext:value-type="float">
            <text:p>128</text:p>
          </table:table-cell>
          <table:table-cell table:style-name="ce1"/>
          <table:table-cell table:style-name="ce2" office:value-type="string" calcext:value-type="string">
            <text:p>Select bank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office:value-type="string" calcext:value-type="string">
            <text:p>0 to 127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table:style-name="ce1" office:value-type="float" office:value="128" calcext:value-type="float">
            <text:p>128</text:p>
          </table:table-cell>
          <table:table-cell table:style-name="ce1"/>
          <table:table-cell table:style-name="ce2" office:value-type="string" calcext:value-type="string">
            <text:p>Rename bank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office:value-type="string" calcext:value-type="string">
            <text:p>0 to 12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table:style-name="ce1" office:value-type="float" office:value="128" calcext:value-type="float">
            <text:p>128</text:p>
          </table:table-cell>
          <table:table-cell table:style-name="ce1"/>
          <table:table-cell table:style-name="ce2" office:value-type="string" calcext:value-type="string">
            <text:p>Save bank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office:value-type="string" calcext:value-type="string">
            <text:p>0 to 127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table:style-name="ce1" office:value-type="float" office:value="128" calcext:value-type="float">
            <text:p>128</text:p>
          </table:table-cell>
          <table:table-cell table:style-name="ce1"/>
          <table:table-cell table:style-name="ce2" office:value-type="string" calcext:value-type="string">
            <text:p>Delete bank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office:value-type="string" calcext:value-type="string">
            <text:p>0 to 127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table:style-name="ce1" office:value-type="float" office:value="128" calcext:value-type="float">
            <text:p>128</text:p>
          </table:table-cell>
          <table:table-cell table:style-name="ce1"/>
          <table:table-cell table:style-name="ce2" office:value-type="string" calcext:value-type="string">
            <text:p>Swap bank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office:value-type="string" calcext:value-type="string">
            <text:p>0 to 127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table:style-name="ce1" office:value-type="float" office:value="128" calcext:value-type="float">
            <text:p>128</text:p>
          </table:table-cell>
          <table:table-cell table:style-name="ce1"/>
          <table:table-cell table:style-name="ce2" office:value-type="string" calcext:value-type="string">
            <text:p>Import bank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office:value-type="float" office:value="22" calcext:value-type="float">
            <text:p>22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table:style-name="ce1" office:value-type="float" office:value="128" calcext:value-type="float">
            <text:p>128</text:p>
          </table:table-cell>
          <table:table-cell table:style-name="ce1"/>
          <table:table-cell table:style-name="ce2" office:value-type="string" calcext:value-type="string">
            <text:p>Export bank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/>
          <table:table-cell table:style-name="ce1" office:value-type="float" office:value="32" calcext:value-type="float">
            <text:p>32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table:style-name="ce1" office:value-type="float" office:value="128" calcext:value-type="float">
            <text:p>128</text:p>
          </table:table-cell>
          <table:table-cell table:style-name="ce1"/>
          <table:table-cell table:style-name="ce2" office:value-type="string" calcext:value-type="string">
            <text:p>Select root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2"/>
          <table:table-cell table:style-name="ce1" table:number-columns-repeated="8"/>
          <table:table-cell table:style-name="ce7" office:value-type="string" calcext:value-type="string">
            <text:p>Main Controls</text:p>
          </table:table-cell>
          <table:table-cell table:style-name="ce7" table:number-columns-repeated="1014"/>
        </table:table-row>
        <table:table-row table:style-name="ro1">
          <table:table-cell table:style-name="ce2"/>
          <table:table-cell table:style-name="ce1" table:number-columns-repeated="8"/>
          <table:table-cell table:style-name="ce7" table:number-columns-repeated="1015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3</text:p>
          </table:table-cell>
          <table:table-cell office:value-type="float" office:value="14" calcext:value-type="float">
            <text:p>14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numb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6, 32, 64</text:p>
          </table:table-cell>
          <table:table-cell office:value-type="float" office:value="15" calcext:value-type="float">
            <text:p>15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Number of available par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2" calcext:value-type="float">
            <text:p>32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36 to 36</text:p>
          </table:table-cell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48" calcext:value-type="float">
            <text:p>48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hannel switcher type (solo) – Off, Row, Column, Loop, recoi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4 to 119</text:p>
          </table:table-cell>
          <table:table-cell office:value-type="float" office:value="49" calcext:value-type="float">
            <text:p>49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hannel switcher incoming CC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 office:value-type="float" office:value="56" calcext:value-type="float">
            <text:p>56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Add named root to ID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 office:value-type="float" office:value="57" calcext:value-type="float">
            <text:p>57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-list roo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 office:value-type="float" office:value="58" calcext:value-type="float">
            <text:p>58</text:p>
          </table:table-cell>
          <table:table-cell office:value-type="float" office:value="240" calcext:value-type="float">
            <text:p>240</text:p>
          </table:table-cell>
          <table:table-cell table:style-name="ce5" office:value-type="string" calcext:value-type="string">
            <text:p>0 to 127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hange roo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59" calcext:value-type="float">
            <text:p>59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27, 25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Export bank ID at root ID to named directory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60" calcext:value-type="float">
            <text:p>60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27, 25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named directory to bank ID at root ID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61" calcext:value-type="float">
            <text:p>61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27, 25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ete bank (and all instruments) at ID of roo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 office:value-type="float" office:value="62" calcext:value-type="float">
            <text:p>62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Add empty bank to ID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 office:value-type="float" office:value="63" calcext:value-type="float">
            <text:p>63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Rename bank at ID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 office:value-type="float" office:value="64" calcext:value-type="float">
            <text:p>64</text:p>
          </table:table-cell>
          <table:table-cell office:value-type="float" office:value="240" calcext:value-type="float">
            <text:p>240</text:p>
          </table:table-cell>
          <table:table-cell table:style-name="ce5" office:value-type="string" calcext:value-type="string">
            <text:p>0 to 127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wap banks ID1 ID2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59</text:p>
          </table:table-cell>
          <table:table-cell office:value-type="float" office:value="65" calcext:value-type="float">
            <text:p>65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named instrument to slot number of root and/or bank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59</text:p>
          </table:table-cell>
          <table:table-cell office:value-type="float" office:value="66" calcext:value-type="float">
            <text:p>66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ete instrument at slot number of root and/or bank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73" calcext:value-type="float">
            <text:p>73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current root and/or bank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3</text:p>
          </table:table-cell>
          <table:table-cell office:value-type="float" office:value="74" calcext:value-type="float">
            <text:p>74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9</text:p>
          </table:table-cell>
          <table:table-cell office:value-type="string" calcext:value-type="string">
            <text:p>Load instrument to part from root and/or bank a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3, 255</text:p>
          </table:table-cell>
          <table:table-cell office:value-type="float" office:value="75" calcext:value-type="float">
            <text:p>75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office:value-type="string" calcext:value-type="string">
            <text:p>0 to 159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ave instrument at part to root and/or bank a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3</text:p>
          </table:table-cell>
          <table:table-cell office:value-type="float" office:value="78" calcext:value-type="float">
            <text:p>78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instrument to part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3</text:p>
          </table:table-cell>
          <table:table-cell office:value-type="float" office:value="79" calcext:value-type="float">
            <text:p>79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instrument from part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0" calcext:value-type="float">
            <text:p>80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patchset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1" calcext:value-type="float">
            <text:p>81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patchset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4" calcext:value-type="float">
            <text:p>84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vector to chan (insert)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5" calcext:value-type="float">
            <text:p>85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vector from chan (insert)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8" calcext:value-type="float">
            <text:p>88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scale via miscMg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9" calcext:value-type="float">
            <text:p>89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scale via miscMg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2" calcext:value-type="float">
            <text:p>92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state via miscMg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3" calcext:value-type="float">
            <text:p>93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state via miscMg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4" calcext:value-type="float">
            <text:p>94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128 + 0 to 63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Export PadSynth samples to named prefix via miscMsg (from Pad window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et (clear all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7" calcext:value-type="float">
            <text:p>97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et including MIDI-learn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31</text:p>
          </table:table-cell>
          <table:table-cell office:value-type="float" office:value="104" calcext:value-type="float">
            <text:p>104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reate new numbered instanc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31</text:p>
          </table:table-cell>
          <table:table-cell office:value-type="float" office:value="105" calcext:value-type="float">
            <text:p>105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ose numbered instanc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28" calcext:value-type="float">
            <text:p>128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top (cease all sound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00" calcext:value-type="float">
            <text:p>200</text:p>
          </table:table-cell>
          <table:table-cell office:value-type="float" office:value="240" calcext:value-type="float">
            <text:p>240</text:p>
          </table:table-cell>
          <table:table-cell table:style-name="ce5"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Read part peak leve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01" calcext:value-type="float">
            <text:p>201</text:p>
          </table:table-cell>
          <table:table-cell office:value-type="float" office:value="240" calcext:value-type="float">
            <text:p>240</text:p>
          </table:table-cell>
          <table:table-cell table:style-name="ce5" office:value-type="string" calcext:value-type="string">
            <text:p>0/1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Read main L/R peak leve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02" calcext:value-type="float">
            <text:p>202</text:p>
          </table:table-cell>
          <table:table-cell office:value-type="float" office:value="240" calcext:value-type="float">
            <text:p>240</text:p>
          </table:table-cell>
          <table:table-cell table:style-name="ce5" office:value-type="string" calcext:value-type="string">
            <text:p>0/1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Read main L/R RMS level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Scales (microtonal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.0 to 20000.0</text:p>
          </table:table-cell>
          <table:table-cell office:value-type="float" office:value="0" calcext:value-type="float">
            <text:p>0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'A’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'A’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2" calcext:value-type="float">
            <text:p>2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Invert key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 centr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3 to 64</text:p>
          </table:table-cell>
          <table:table-cell office:value-type="float" office:value="4" calcext:value-type="float">
            <text:p>4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cale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Microtonal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6" calcext:value-type="float">
            <text:p>16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keyboard mapp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board first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board middle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9" calcext:value-type="float">
            <text:p>19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board last not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return size/err</text:p>
          </table:table-cell>
          <table:table-cell office:value-type="float" office:value="32" calcext:value-type="float">
            <text:p>32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Tuning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return size/err</text:p>
          </table:table-cell>
          <table:table-cell office:value-type="float" office:value="33" calcext:value-type="float">
            <text:p>33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Keyboard map</text:p>
          </table:table-cell>
          <table:table-cell table:number-columns-repeated="1014"/>
        </table:table-row>
        <table:table-row table:style-name="ro1">
          <table:table-cell/>
          <table:table-cell table:style-name="Default" table:number-columns-repeated="8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return size/err</text:p>
          </table:table-cell>
          <table:table-cell office:value-type="float" office:value="48" calcext:value-type="float">
            <text:p>48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.scl fi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return size/err</text:p>
          </table:table-cell>
          <table:table-cell office:value-type="float" office:value="49" calcext:value-type="float">
            <text:p>49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ret. A note</text:p>
          </table:table-cell>
          <table:table-cell office:value-type="string" calcext:value-type="string">
            <text:p>ret. min note</text:p>
          </table:table-cell>
          <table:table-cell office:value-type="string" calcext:value-type="string">
            <text:p>ret. mid note</text:p>
          </table:table-cell>
          <table:table-cell office:value-type="string" calcext:value-type="string">
            <text:p>ret. max note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.kbm file – ret. A frequency has to be fetched.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64" calcext:value-type="float">
            <text:p>64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na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65" calcext:value-type="float">
            <text:p>65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commen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 office:value-type="float" office:value="80" calcext:value-type="float">
            <text:p>80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tune – local to GUI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lear all settings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Vector control window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Default"/>
          <table:table-cell table:number-columns-repeated="2"/>
          <table:table-cell office:value-type="string" calcext:value-type="string">
            <text:p>Base Channel</text:p>
          </table:table-cell>
          <table:table-cell table:number-columns-repeated="2"/>
          <table:table-cell table:style-name="ce7"/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s Base channel. Now does noth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4</text:p>
          </table:table-cell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s Options. Now does noth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" calcext:value-type="float">
            <text:p>8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displayed nam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4 to 119</text:p>
          </table:table-cell>
          <table:table-cell office:value-type="float" office:value="16" calcext:value-type="float">
            <text:p>16</text:p>
          </table:table-cell>
          <table:table-cell office:value-type="float" office:value="192" calcext:value-type="float">
            <text:p>192</text:p>
          </table:table-cell>
          <table:table-cell table:style-name="ce5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controll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float" office:value="192" calcext:value-type="float">
            <text:p>192</text:p>
          </table:table-cell>
          <table:table-cell table:style-name="ce5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left instrumen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float" office:value="192" calcext:value-type="float">
            <text:p>192</text:p>
          </table:table-cell>
          <table:table-cell table:style-name="ce5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right instrumen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9" calcext:value-type="float">
            <text:p>19</text:p>
          </table:table-cell>
          <table:table-cell office:value-type="float" office:value="192" calcext:value-type="float">
            <text:p>192</text:p>
          </table:table-cell>
          <table:table-cell table:style-name="ce5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feature 0 – off, 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20" calcext:value-type="float">
            <text:p>20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feature 1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21" calcext:value-type="float">
            <text:p>21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feature 2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22" calcext:value-type="float">
            <text:p>22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feature 3 – off, on, revers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4 to 119</text:p>
          </table:table-cell>
          <table:table-cell office:value-type="float" office:value="32" calcext:value-type="float">
            <text:p>32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controll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up instrumen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34" calcext:value-type="float">
            <text:p>34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down instrumen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5" calcext:value-type="float">
            <text:p>35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feature 0 – off, 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36" calcext:value-type="float">
            <text:p>36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feature 1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37" calcext:value-type="float">
            <text:p>37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feature 2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38" calcext:value-type="float">
            <text:p>38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feature 3 – off, on, revers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5</text:p>
          </table:table-cell>
          <table:table-cell office:value-type="float" office:value="94" calcext:value-type="float">
            <text:p>94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X cc</text:p>
          </table:table-cell>
          <table:table-cell office:value-type="string" calcext:value-type="string">
            <text:p>X features</text:p>
          </table:table-cell>
          <table:table-cell office:value-type="string" calcext:value-type="string">
            <text:p>Y cc</text:p>
          </table:table-cell>
          <table:table-cell office:value-type="string" calcext:value-type="string">
            <text:p>Y feat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turned setting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5</text:p>
          </table:table-cell>
          <table:table-cell office:value-type="float" office:value="95" calcext:value-type="float">
            <text:p>9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L instrument</text:p>
          </table:table-cell>
          <table:table-cell office:value-type="string" calcext:value-type="string">
            <text:p>R instrument</text:p>
          </table:table-cell>
          <table:table-cell office:value-type="string" calcext:value-type="string">
            <text:p>U inst</text:p>
          </table:table-cell>
          <table:table-cell office:value-type="string" calcext:value-type="string">
            <text:p>D inst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turned names using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, &gt;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vector – base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</table:table-row>
        <table:table-row table:style-name="ro1">
          <table:table-cell table:number-columns-repeated="11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Main part control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elocity offse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DI channe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e – Poly, Mono, Legat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n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n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lear key limit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 number not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36 to 3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3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Was ‘Set effects number’ now does nothing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8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destination (Next Effect, Part Out, Dry Out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ypass effec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et part to default instrument (simple Sound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, 2, 3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Audio destination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Returns 0/1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is busy (read only)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Controller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64 to 127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 rang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64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nning 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 wheel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onential mod whee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Bandwidth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onential band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ression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M amplitude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ustain pedal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00 to 6400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itch wheel rang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Q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cutoff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6" office:value-type="string" calcext:value-type="string">
            <text:p>0 / 1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Breath control enable</text:p>
          </table:table-cell>
          <table:table-cell table:number-columns-repeated="1014"/>
        </table:table-row>
        <table:table-row table:style-name="ro1">
          <table:table-cell/>
          <table:table-cell table:style-name="ce6"/>
          <table:table-cell table:number-columns-repeated="1022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onance centre frequency controller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onance bandwidth controller depth</text:p>
          </table:table-cell>
          <table:table-cell table:number-columns-repeated="1014"/>
        </table:table-row>
        <table:table-row table:style-name="ro1">
          <table:table-cell/>
          <table:table-cell table:style-name="ce6"/>
          <table:table-cell table:number-columns-repeated="1022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ime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hreshold (cents x 100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hreshold ty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proportional portament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roportional portamento ra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roportional portamento depth</text:p>
          </table:table-cell>
          <table:table-cell table:number-columns-repeated="1014"/>
        </table:table-row>
        <table:table-row table:style-name="ro1">
          <table:table-cell/>
          <table:table-cell table:style-name="ce6"/>
          <table:table-cell table:number-columns-repeated="1022"/>
        </table:table-row>
        <table:table-row table:style-name="ro1">
          <table:table-cell office:value-type="string" calcext:value-type="string">
            <text:p>n</text:p>
          </table:table-cell>
          <table:table-cell table:style-name="ce6" office:value-type="string" calcext:value-type="string">
            <text:p>any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opy effec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6" office:value-type="string" calcext:value-type="string">
            <text:p>any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ste Effect</text:p>
          </table:table-cell>
          <table:table-cell table:number-columns-repeated="1014"/>
        </table:table-row>
        <table:table-row table:style-name="ro1">
          <table:table-cell/>
          <table:table-cell table:style-name="ce6"/>
          <table:table-cell table:number-columns-repeated="1022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portamento control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part’s copyright inf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part’s comm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0 to 63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/Read part’s instrument na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0 to 63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128/129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oad / Save default instrument author and copyright 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et all controllers (for this part)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MIDI Control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ulation (CC1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Breath Control (CC2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ression (CC11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ustain (CC64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(CC 65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Q (CC73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Cutoff (CC74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ster Bandwidth (CC75)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Instrument edit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dd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Sub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Pad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5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Humani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Kit edit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2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engine enable – Addsynth, Subsynth, Pad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1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enable (can’t disable kit item 0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u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in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ax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in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ax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clear key limit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ffect number to use – Off, 1, 2, 3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Drum mo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e – Off, Multi, Single, Crossfad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/Read part’s kit item nam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AddSynth main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elative bandwidth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andom group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AddSynth voice window – voice numbers 0 to 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inus – invert volume control ac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mplitude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mplitude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type – Off, Morph, Ring, PM, FM, PW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1 to 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modulator (from lower numbered voice modulators) – off = -1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Default,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frequency sprea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phase randomi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stereo sprea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vibrato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vibrato spe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2 to 50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5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phase invert – None, Random, 50%, 33%, 25%, 20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enab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ypass global fil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amplitu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HF damp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modulator amplitude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modulator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detune type – Default,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modulator frequency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oscillator ph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<text:s/>-1 to 6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modulator oscillator - (from lower number voices) – off = -1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ice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esonance enable (for this voice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ice oscillator ph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1 to 6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voice oscillator (from lower numbered voices) – off = -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ound type – Oscillator, White noise, Pink noi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SubSynth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 sca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bandwidth envelop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4"/>
        </table:table-row>
        <table:table-row table:style-name="ro1">
          <table:table-cell/>
          <table:table-cell table:style-name="ce6"/>
          <table:table-cell table:number-columns-repeated="1022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/ 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, Shift.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5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Filter stag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art – Zero, Random, Maximu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Harmonics inse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number-columns-repeated="2"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amplitu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number-columns-repeated="2"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bandwidth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9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PadSynth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0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 scale – Normal, Equal Hz, ¼ , ½ , ¾ , 1½ , Double, Inverse ½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pectrum mode – Bandwidth, Discrete, Continuou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se 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Frequency multipli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se type – Gauss, Square, Double Ex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Harmonic sidebands - Full, Upper half, Lower hal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. mode parameter 1 (spectral width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. Mode parameter 2 (spectral amplitude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 multiplier – Off, Gauss, Sine, Fla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 mode – Sum, Multiply, Divide 1, Divide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utosca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Harmonic base – C-2, G-2, C-3, G-3, C-4, G-4, C-5, G-5, G-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amples per octave – 0.5, 1, 2, 3, 4, 6, 1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7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Number of octaves – 1, 2, 3, 4, 5, 6, 7, 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ample size – 16k, 32k, 64k, 128k, 256k, 512k, 1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pply change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Oscillators window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See Note &gt;</text:p>
          </table:table-cell>
          <table:table-cell table:number-columns-repeated="3"/>
          <table:table-cell office:value-type="string" calcext:value-type="string">
            <text:p>Engine is 128 + (0 to 7) for AddSynth voic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192 + (0 to 7) for AddSynth voice modulator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2 for PadSynth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hase random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 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6" office:value-type="string" calcext:value-type="string">
            <text:p>0 to 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Harmonic amplitude randomness – None, Power, Sin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– Sine, Triangle, Pulse, Saw, Power, Gauss, Diode, AbsSine,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ulseSine, StrchSine, Chirp, AbsStrSine, Chebyshev, Sqr, Spike, Circ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type – None, Rev, Sine, P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/ 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utoclear when base function – not us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Use as base function – if value is 1 assume autoclear se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veshape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veshape – None, Atan, Asym1, Pow, Sine Qnts, Zigzag, Lmt, LmtU, LmtL, Ilmt,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Clip, Asym2, Pow2, Sgm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/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pply filter before wavesha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type – None, LP, HP1a, HP1b, BP1, BS1, LP2, HP2, BP2, BS2, Cos, Sin, Lsh, 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type – None, Rev, Sine, P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 – None, Pow, ThrsD, ThrsU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Harmonic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harmonic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pply harmonic shift before waveshape and fil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00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bas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0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pow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type – Off, On, Square, 2xSub, 2xAdd, 3xSub,3xAdd, 4xSub, 4xAdd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onvert to sin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Harmonics inse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number-columns-repeated="2" office:value-type="string" calcext:value-type="string">
            <text:p>0 to 12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amplitu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number-columns-repeated="2" office:value-type="string" calcext:value-type="string">
            <text:p>0 to 12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pha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Resonance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1 to 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ax dB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nable resonanc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Randomisation type (all three buttons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Interpolate peaks – 0 = Smooth, 1 = Linea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rotect fundamenta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grap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mooth graph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Graph Inse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0 to 25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" office:value-type="string" calcext:value-type="string">
            <text:p>Point (control) amplitud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LFO insert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See Note &gt;</text:p>
          </table:table-cell>
          <table:table-cell table:number-columns-repeated="3"/>
          <table:table-cell office:value-type="string" calcext:value-type="string">
            <text:p>Engine is 0 for AddSynth main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128 + (0 to 7) for AddSynth voice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Engine is 192 + (0 to 7) for AddSynth voice modulator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2 for PadSynth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office:value-type="string" calcext:value-type="string">
            <text:p>See Note &gt;</text:p>
          </table:table-cell>
          <table:table-cell/>
          <table:table-cell office:value-type="string" calcext:value-type="string">
            <text:p>Parameter 0 is Amplitude LFO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1 is Frequency LFO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2 is Filter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.0 to 1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a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litude random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ype – Sine, Tri, Sqr, R.up, R.dn, E1dn, E2d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ntinuou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random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Filter parameters insert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table:number-columns-repeated="4"/>
          <table:table-cell office:value-type="string" calcext:value-type="string">
            <text:p>See Note -&gt;</text:p>
          </table:table-cell>
          <table:table-cell table:number-columns-repeated="4"/>
          <table:table-cell table:style-name="ce2" office:value-type="string" calcext:value-type="string">
            <text:p>This must be 136 for the filter component of DynFilte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2"/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Q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requency track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elocity sense amoun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elocity sense func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Gain/damp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tages – 1x, 2x, 3x, 4x, 5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ategory – Analog, Formant, StVar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nalog Type – LPF1, HPF1, LPF2, HPF2, BPF2, NF2, PkF2, LSh2, HSh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tVarF Type – LPF, HPF, BPF, N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/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requency tracking shift – 0 = -100% to + 100%, 1 = 0 to +200%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Formant edito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low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Frequency – max format = 11, max vowel = 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Q – max format = 11, max vowel = 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Amplitude – max format = 11, max vowel = 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quence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1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Number of forma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owel number – not used (local to GUI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1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ormant number– not used (local to GUI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quence 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size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quence position (sequence size) – not used (local to GUI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size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wel position in sequence (max size is 7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Negate input (from LFOs, envelopes etc.)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Envelope inser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office:value-type="string" calcext:value-type="string">
            <text:p>See Note &gt;</text:p>
          </table:table-cell>
          <table:table-cell/>
          <table:table-cell office:value-type="string" calcext:value-type="string">
            <text:p>Parameter = 0 is Amplitude envelop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= 1 is Frequency envelop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= 2 is Filter envelop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= 3 is Bandwidth envelope (SubSynth only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emod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Freemo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Graph poi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34" calcext:value-type="float">
            <text:p>34</text:p>
          </table:table-cell>
          <table:table-cell table:style-name="ce8" office:value-type="string" calcext:value-type="string">
            <text:p>0 to 63</text:p>
          </table:table-cell>
          <table:table-cell table:style-name="ce8" office:value-type="string" calcext:value-type="string">
            <text:p>0 to 15</text:p>
          </table:table-cell>
          <table:table-cell table:style-name="ce8" office:value-type="string" calcext:value-type="string">
            <text:p>All</text:p>
          </table:table-cell>
          <table:table-cell table:style-name="ce8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any</text:p>
          </table:table-cell>
          <table:table-cell table:style-name="ce2" office:value-type="string" calcext:value-type="string">
            <text:p>Returns ‘Par 2’ number of defined poi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-39</text:p>
          </table:table-cell>
          <table:table-cell office:value-type="float" office:value="35" calcext:value-type="float">
            <text:p>35</text:p>
          </table:table-cell>
          <table:table-cell table:style-name="ce8" office:value-type="string" calcext:value-type="string">
            <text:p>0 to 63</text:p>
          </table:table-cell>
          <table:table-cell table:style-name="ce8" office:value-type="string" calcext:value-type="string">
            <text:p>0 to 15</text:p>
          </table:table-cell>
          <table:table-cell table:style-name="ce8" office:value-type="string" calcext:value-type="string">
            <text:p>All</text:p>
          </table:table-cell>
          <table:table-cell table:style-name="ce8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position – limited by number of defined points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8" table:number-columns-repeated="4"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See Note &gt;</text:p>
          </table:table-cell>
          <table:table-cell table:style-name="ce8" table:number-columns-repeated="4"/>
          <table:table-cell table:number-columns-repeated="2"/>
          <table:table-cell office:value-type="string" calcext:value-type="string">
            <text:p>For the next three: 'Control’ is the point numb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0 to 127</text:p>
          </table:table-cell>
          <table:table-cell table:style-name="ce2" office:value-type="string" calcext:value-type="string">
            <text:p>Add point - ‘Par 2’ is X incremental value, ‘Value’ is Y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table:style-name="ce2" office:value-type="string" calcext:value-type="string">
            <text:p>Delete point - Returns ‘value’ number of points remain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Adjust - ‘Par 2’ is X incremental value, ‘Value’ is Y valu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Insertion Effect Selecto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7</text:p>
          </table:table-cell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s number – only relevant to GUI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1" calcext:value-type="float">
            <text:p>1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2 to 63</text:p>
          </table:table-cell>
          <table:table-cell office:value-type="float" office:value="2" calcext:value-type="float">
            <text:p>2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destination (Master out - 2, Off - 1, Part 0 to 63)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System Effect Selecto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0" calcext:value-type="float">
            <text:p>0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s number – only relevant to GUI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1" calcext:value-type="float">
            <text:p>1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Send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1 to 3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To (control) effect, from (engine) effect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Effect Insert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See note &gt;</text:p>
          </table:table-cell>
          <table:table-cell table:number-columns-repeated="5"/>
          <table:table-cell office:value-type="string" calcext:value-type="string">
            <text:p>For system effects part number is 241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For insertion effects part number is 242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Normal part effects are numbers 0 to 63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See note -&gt;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Kit numbers are 128 + (0 to 8) for actual effect types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128 (0) is no effect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Yly</text:p>
          </table:table-cell>
          <table:table-cell/>
          <table:table-cell office:value-type="string" calcext:value-type="string">
            <text:p>0 to 15</text:p>
          </table:table-cell>
          <table:table-cell office:value-type="string" calcext:value-type="string">
            <text:p>0 to 63, 241, 242</text:p>
          </table:table-cell>
          <table:table-cell office:value-type="string" calcext:value-type="string">
            <text:p>128 + 0 to 8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pends on actual effect – for EQ parameter returns the band number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See ‘Effect_Inserts.txt’ for all control ranges.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Dynefilter yet to complet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?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, 241, 242</text:p>
          </table:table-cell>
          <table:table-cell office:value-type="string" calcext:value-type="string">
            <text:p>128 + 0 to 8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ffect presets (not EQ)</text:p>
          </table:table-cell>
          <table:table-cell table:number-columns-repeated="1014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MIDI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Channel</text:p>
          </table:table-cell>
          <table:table-cell office:value-type="string" calcext:value-type="string">
            <text:p>Char 1</text:p>
          </table:table-cell>
          <table:table-cell office:value-type="string" calcext:value-type="string">
            <text:p>Char 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Note On – Char 1 = numb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1" calcext:value-type="float">
            <text:p>1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Note Off – Char 1 = numb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8192 to 8192</text:p>
          </table:table-cell>
          <table:table-cell office:value-type="float" office:value="2" calcext:value-type="float">
            <text:p>2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 +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ntroller – Char 1 = type (controller number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59 / 255</text:p>
          </table:table-cell>
          <table:table-cell office:value-type="float" office:value="8" calcext:value-type="float">
            <text:p>8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table:number-columns-repeated="2" office:value-type="string" calcext:value-type="string">
            <text:p>0 to 127 / 25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Program / Bank / Root change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program</text:p>
          </table:table-cell>
          <table:table-cell table:number-columns-repeated="3"/>
          <table:table-cell office:value-type="string" calcext:value-type="string">
            <text:p>bank</text:p>
          </table:table-cell>
          <table:table-cell office:value-type="string" calcext:value-type="string">
            <text:p>root</text:p>
          </table:table-cell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128 to 159 = extended program chang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MIDI learn window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7" office:value-type="string" calcext:value-type="string">
            <text:p>Type</text:p>
          </table:table-cell>
          <table:table-cell table:style-name="ce7" office:value-type="string" calcext:value-type="string">
            <text:p>Control</text:p>
          </table:table-cell>
          <table:table-cell table:style-name="ce7" office:value-type="string" calcext:value-type="string">
            <text:p>Part</text:p>
          </table:table-cell>
          <table:table-cell table:style-name="ce7" office:value-type="string" calcext:value-type="string">
            <text:p>Kit</text:p>
          </table:table-cell>
          <table:table-cell table:style-name="ce7" office:value-type="string" calcext:value-type="string">
            <text:p>Engine</text:p>
          </table:table-cell>
          <table:table-cell table:style-name="ce7" office:value-type="string" calcext:value-type="string">
            <text:p>Insert</text:p>
          </table:table-cell>
          <table:table-cell table:style-name="ce7" office:value-type="string" calcext:value-type="string">
            <text:p>Parameter</text:p>
          </table:table-cell>
          <table:table-cell table:style-name="ce10" office:value-type="string" calcext:value-type="string">
            <text:p>Par2 / Function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7" table:number-columns-repeated="7"/>
          <table:table-cell table:style-name="ce10"/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0 / 1</text:p>
          </table:table-cell>
          <table:table-cell office:value-type="float" office:value="0" calcext:value-type="float">
            <text:p>0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t ‘block’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0 / 2</text:p>
          </table:table-cell>
          <table:table-cell office:value-type="float" office:value="1" calcext:value-type="float">
            <text:p>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t ‘limit’ (otherwise ‘compress’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0 / 4</text:p>
          </table:table-cell>
          <table:table-cell office:value-type="float" office:value="2" calcext:value-type="float">
            <text:p>2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t ‘mute’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0/8</text:p>
          </table:table-cell>
          <table:table-cell table:number-columns-repeated="6"/>
          <table:table-cell office:value-type="string" calcext:value-type="string">
            <text:p>auto set as NRP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0 / 16</text:p>
          </table:table-cell>
          <table:table-cell office:value-type="float" office:value="4" calcext:value-type="float">
            <text:p>4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t ‘7bit’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16" calcext:value-type="float">
            <text:p>2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20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sg No. / Set minimu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16" calcext:value-type="float">
            <text:p>216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to 200</text:p>
          </table:table-cell>
          <table:table-cell office:value-type="string" calcext:value-type="string">
            <text:p>msg No. / Set maximu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Delete a li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0 <text:s/>to 119</text:p>
          </table:table-cell>
          <table:table-cell office:value-type="string" calcext:value-type="string">
            <text:p>0 to 15, 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sg No. / Set CC or channel and rewrite line possibly moving it in the lis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Find list 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nd learn message to gui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GUI refresh reque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Clear all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41" calcext:value-type="float">
            <text:p>24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Load list from fi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entry No. / Load numbered item from recent histor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45" calcext:value-type="float">
            <text:p>245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ave list to fi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Cancel MIDI learn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Default" table:number-columns-repeated="8"/>
          <table:table-cell table:number-columns-repeated="1015"/>
        </table:table-row>
        <table:table-row table:style-name="ro1" table:number-rows-repeated="104790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J92:Sheet1.J93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09">00/00/0000</text:date>, <text:time style:data-style-name="N2" text:time-value="14:20:36.85878686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5T19:39:05.210008990</meta:creation-date>
    <dc:date>2018-05-09T14:45:40.882996986</dc:date>
    <meta:editing-duration>P8DT1H57M59S</meta:editing-duration>
    <meta:editing-cycles>533</meta:editing-cycles>
    <meta:generator>LibreOffice/6.0.2.1.0$Linux_X86_64 LibreOffice_project/00m0$Build-1</meta:generator>
    <meta:document-statistic meta:table-count="1" meta:cell-count="5747" meta:object-count="0"/>
  </office:meta>
</office:document-meta>
</file>